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1_distanceAlgorithm_PROBABILITY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1_distanceAlgorithm_PROBABILITY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47:44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